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98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x2_rad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465671641791045" calcext:value-type="float">
            <text:p>0.465671641791045</text:p>
          </table:table-cell>
          <table:table-cell office:value-type="float" office:value="9.97435897435898" calcext:value-type="float">
            <text:p>9.97435897435898</text:p>
          </table:table-cell>
        </table:table-row>
        <table:table-row table:style-name="ro1">
          <table:table-cell office:value-type="float" office:value="0.75223880597015" calcext:value-type="float">
            <text:p>0.75223880597015</text:p>
          </table:table-cell>
          <table:table-cell office:value-type="float" office:value="9.64102564102564" calcext:value-type="float">
            <text:p>9.64102564102564</text:p>
          </table:table-cell>
        </table:table-row>
        <table:table-row table:style-name="ro1">
          <table:table-cell office:value-type="float" office:value="1.03880597014925" calcext:value-type="float">
            <text:p>1.03880597014925</text:p>
          </table:table-cell>
          <table:table-cell office:value-type="float" office:value="9.35897435897436" calcext:value-type="float">
            <text:p>9.35897435897436</text:p>
          </table:table-cell>
        </table:table-row>
        <table:table-row table:style-name="ro1">
          <table:table-cell office:value-type="float" office:value="1.51641791044776" calcext:value-type="float">
            <text:p>1.51641791044776</text:p>
          </table:table-cell>
          <table:table-cell office:value-type="float" office:value="8.7948717948718" calcext:value-type="float">
            <text:p>8.7948717948718</text:p>
          </table:table-cell>
        </table:table-row>
        <table:table-row table:style-name="ro1">
          <table:table-cell office:value-type="float" office:value="1.86268656716418" calcext:value-type="float">
            <text:p>1.86268656716418</text:p>
          </table:table-cell>
          <table:table-cell office:value-type="float" office:value="8.28205128205128" calcext:value-type="float">
            <text:p>8.28205128205128</text:p>
          </table:table-cell>
        </table:table-row>
        <table:table-row table:style-name="ro1">
          <table:table-cell office:value-type="float" office:value="2.1134328358209" calcext:value-type="float">
            <text:p>2.1134328358209</text:p>
          </table:table-cell>
          <table:table-cell office:value-type="float" office:value="7.6923076923077" calcext:value-type="float">
            <text:p>7.6923076923077</text:p>
          </table:table-cell>
        </table:table-row>
        <table:table-row table:style-name="ro1">
          <table:table-cell office:value-type="float" office:value="2.16119402985075" calcext:value-type="float">
            <text:p>2.16119402985075</text:p>
          </table:table-cell>
          <table:table-cell office:value-type="float" office:value="7.17948717948718" calcext:value-type="float">
            <text:p>7.17948717948718</text:p>
          </table:table-cell>
        </table:table-row>
        <table:table-row table:style-name="ro1">
          <table:table-cell office:value-type="float" office:value="2.06567164179104" calcext:value-type="float">
            <text:p>2.06567164179104</text:p>
          </table:table-cell>
          <table:table-cell office:value-type="float" office:value="6.64102564102564" calcext:value-type="float">
            <text:p>6.64102564102564</text:p>
          </table:table-cell>
        </table:table-row>
        <table:table-row table:style-name="ro1">
          <table:table-cell office:value-type="float" office:value="1.82686567164179" calcext:value-type="float">
            <text:p>1.82686567164179</text:p>
          </table:table-cell>
          <table:table-cell office:value-type="float" office:value="6.12820512820513" calcext:value-type="float">
            <text:p>6.12820512820513</text:p>
          </table:table-cell>
        </table:table-row>
        <table:table-row table:style-name="ro1">
          <table:table-cell office:value-type="float" office:value="1.46865671641791" calcext:value-type="float">
            <text:p>1.46865671641791</text:p>
          </table:table-cell>
          <table:table-cell office:value-type="float" office:value="5.58974358974359" calcext:value-type="float">
            <text:p>5.58974358974359</text:p>
          </table:table-cell>
        </table:table-row>
        <table:table-row table:style-name="ro1">
          <table:table-cell office:value-type="float" office:value="1.11044776119403" calcext:value-type="float">
            <text:p>1.11044776119403</text:p>
          </table:table-cell>
          <table:table-cell office:value-type="float" office:value="5.1025641025641" calcext:value-type="float">
            <text:p>5.1025641025641</text:p>
          </table:table-cell>
        </table:table-row>
        <table:table-row table:style-name="ro1">
          <table:table-cell office:value-type="float" office:value="0.740298507462687" calcext:value-type="float">
            <text:p>0.740298507462687</text:p>
          </table:table-cell>
          <table:table-cell office:value-type="float" office:value="4.56410256410257" calcext:value-type="float">
            <text:p>4.56410256410257</text:p>
          </table:table-cell>
        </table:table-row>
        <table:table-row table:style-name="ro1">
          <table:table-cell office:value-type="float" office:value="0.453731343283582" calcext:value-type="float">
            <text:p>0.4537313432835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226865671641791" calcext:value-type="float">
            <text:p>0.226865671641791</text:p>
          </table:table-cell>
          <table:table-cell office:value-type="float" office:value="3.51282051282051" calcext:value-type="float">
            <text:p>3.51282051282051</text:p>
          </table:table-cell>
        </table:table-row>
        <table:table-row table:style-name="ro1">
          <table:table-cell office:value-type="float" office:value="0.0358208955223881" calcext:value-type="float">
            <text:p>0.0358208955223881</text:p>
          </table:table-cell>
          <table:table-cell office:value-type="float" office:value="3.02564102564103" calcext:value-type="float">
            <text:p>3.02564102564103</text:p>
          </table:table-cell>
        </table:table-row>
        <table:table-row table:style-name="ro1">
          <table:table-cell office:value-type="float" office:value="-0.035820895522388" calcext:value-type="float">
            <text:p>-0.035820895522388</text:p>
          </table:table-cell>
          <table:table-cell office:value-type="float" office:value="2.7948717948718" calcext:value-type="float">
            <text:p>2.7948717948718</text:p>
          </table:table-cell>
        </table:table-row>
        <table:table-row table:style-name="ro1">
          <table:table-cell office:value-type="float" office:value="-0.071641791044776" calcext:value-type="float">
            <text:p>-0.071641791044776</text:p>
          </table:table-cell>
          <table:table-cell office:value-type="float" office:value="2.56410256410256" calcext:value-type="float">
            <text:p>2.56410256410256</text:p>
          </table:table-cell>
        </table:table-row>
        <table:table-row table:style-name="ro1">
          <table:table-cell office:value-type="float" office:value="-0.155223880597015" calcext:value-type="float">
            <text:p>-0.155223880597015</text:p>
          </table:table-cell>
          <table:table-cell office:value-type="float" office:value="2.15384615384615" calcext:value-type="float">
            <text:p>2.15384615384615</text:p>
          </table:table-cell>
        </table:table-row>
        <table:table-row table:style-name="ro1">
          <table:table-cell office:value-type="float" office:value="-0.202985074626866" calcext:value-type="float">
            <text:p>-0.202985074626866</text:p>
          </table:table-cell>
          <table:table-cell office:value-type="float" office:value="1.58974358974359" calcext:value-type="float">
            <text:p>1.58974358974359</text:p>
          </table:table-cell>
        </table:table-row>
        <table:table-row table:style-name="ro1">
          <table:table-cell office:value-type="float" office:value="-0.214925373134328" calcext:value-type="float">
            <text:p>-0.214925373134328</text:p>
          </table:table-cell>
          <table:table-cell office:value-type="float" office:value="1.30769230769231" calcext:value-type="float">
            <text:p>1.30769230769231</text:p>
          </table:table-cell>
        </table:table-row>
        <table:table-row table:style-name="ro1">
          <table:table-cell office:value-type="float" office:value="-0.214925373134328" calcext:value-type="float">
            <text:p>-0.214925373134328</text:p>
          </table:table-cell>
          <table:table-cell office:value-type="float" office:value="0.974358974358976" calcext:value-type="float">
            <text:p>0.974358974358976</text:p>
          </table:table-cell>
        </table:table-row>
        <table:table-row table:style-name="ro1">
          <table:table-cell office:value-type="float" office:value="-0.17910447761194" calcext:value-type="float">
            <text:p>-0.17910447761194</text:p>
          </table:table-cell>
          <table:table-cell office:value-type="float" office:value="0.666666666666668" calcext:value-type="float">
            <text:p>0.666666666666668</text:p>
          </table:table-cell>
        </table:table-row>
        <table:table-row table:style-name="ro1">
          <table:table-cell office:value-type="float" office:value="-0.155223880597015" calcext:value-type="float">
            <text:p>-0.155223880597015</text:p>
          </table:table-cell>
          <table:table-cell office:value-type="float" office:value="0.333333333333334" calcext:value-type="float">
            <text:p>0.333333333333334</text:p>
          </table:table-cell>
        </table:table-row>
        <table:table-row table:style-name="ro1">
          <table:table-cell office:value-type="float" office:value="-0.131343283582089" calcext:value-type="float">
            <text:p>-0.131343283582089</text:p>
          </table:table-cell>
          <table:table-cell office:value-type="float" office:value="0.102564102564102" calcext:value-type="float">
            <text:p>0.1025641025641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48" meta:object-count="0"/>
    <meta:generator>LibreOffice/7.3.7.2$Linux_X86_64 LibreOffice_project/30$Build-2</meta:generator>
  </office:meta>
</office:document-meta>
</file>